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MathJax Typewriter" svg:font-family="'MathJax Typewriter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T1" style:family="text">
      <style:text-properties fo:color="#000000" loext:opacity="100%" style:text-line-through-style="none" style:text-line-through-type="none" style:font-name="MathJax Typewriter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6" style:family="text">
      <style:text-properties style:font-name="courier new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forces Checking</text:p>
      <text:p text:style-name="P2">time limit per test</text:p>
      <text:p text:style-name="P3">1 second</text:p>
      <text:p text:style-name="P2">memory limit per test</text:p>
      <text:p text:style-name="P3">256 megabytes</text:p>
      <text:p text:style-name="P2">input</text:p>
      <text:p text:style-name="P3">standard input</text:p>
      <text:p text:style-name="P2">output</text:p>
      <text:p text:style-name="P4">standard output</text:p>
      <text:p text:style-name="P5">Given a lowercase Latin character (letter), check if it appears in the string <text:bookmark text:name="MathJax-Element-1-Frame"/><text:bookmark text:name="MathJax-Span-1"/><text:bookmark text:name="MathJax-Span-2"/><text:bookmark text:name="MathJax-Span-3"/><text:bookmark text:name="MathJax-Span-4"/><text:bookmark text:name="MathJax-Span-5"/><text:span text:style-name="T1">codeforces</text:span><text:span text:style-name="T2">codeforces</text:span>.</text:p>
      <text:p text:style-name="P7">Input</text:p>
      <text:p text:style-name="P5">The first line of the input contains an integer <text:bookmark text:name="MathJax-Element-2-Frame"/><text:bookmark text:name="MathJax-Span-6"/><text:bookmark text:name="MathJax-Span-7"/><text:bookmark text:name="MathJax-Span-8"/><text:span text:style-name="T3">t</text:span><text:span text:style-name="T2">�</text:span> (<text:bookmark text:name="MathJax-Element-3-Frame"/><text:bookmark text:name="MathJax-Span-9"/><text:bookmark text:name="MathJax-Span-10"/><text:bookmark text:name="MathJax-Span-11"/><text:span text:style-name="T4">1</text:span><text:bookmark text:name="MathJax-Span-12"/><text:span text:style-name="T5">≤</text:span><text:bookmark text:name="MathJax-Span-13"/><text:span text:style-name="T3">t</text:span><text:bookmark text:name="MathJax-Span-14"/><text:span text:style-name="T5">≤</text:span><text:bookmark text:name="MathJax-Span-15"/><text:span text:style-name="T4">26</text:span><text:span text:style-name="T2">1≤�≤26</text:span>) — the number of test cases.</text:p>
      <text:p text:style-name="P5">The only line of each test case contains a character <text:bookmark text:name="MathJax-Element-4-Frame"/><text:bookmark text:name="MathJax-Span-16"/><text:bookmark text:name="MathJax-Span-17"/><text:bookmark text:name="MathJax-Span-18"/><text:span text:style-name="T3">c</text:span><text:span text:style-name="T2">�</text:span> — a single lowercase Latin character (letter).</text:p>
      <text:p text:style-name="P7">Output</text:p>
      <text:p text:style-name="P5">For each test case, output "<text:span text:style-name="T6">YES</text:span>" (without quotes) if <text:bookmark text:name="MathJax-Element-5-Frame"/><text:bookmark text:name="MathJax-Span-19"/><text:bookmark text:name="MathJax-Span-20"/><text:bookmark text:name="MathJax-Span-21"/><text:span text:style-name="T3">c</text:span><text:span text:style-name="T2">�</text:span> satisfies the condition, and "<text:span text:style-name="T6">NO</text:span>" (without quotes) otherwise.</text:p>
      <text:p text:style-name="P6">You can output the answer in any case (for example, the strings "<text:span text:style-name="T6">yEs</text:span>", "<text:span text:style-name="T6">yes</text:span>", "<text:span text:style-name="T6">Yes</text:span>" and "<text:span text:style-name="T6">YES</text:span>" will be recognized as a positive answer)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MathJax Typewriter" svg:font-family="'MathJax Typewriter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9T08:57:47.640000000</dc:date>
    <meta:editing-duration>PT7S</meta:editing-duration>
    <meta:editing-cycles>1</meta:editing-cycles>
    <meta:document-statistic meta:table-count="0" meta:image-count="0" meta:object-count="0" meta:page-count="1" meta:paragraph-count="16" meta:word-count="111" meta:character-count="677" meta:non-whitespace-character-count="580"/>
    <meta:generator>LibreOffice/7.2.2.2$Windows_X86_64 LibreOffice_project/02b2acce88a210515b4a5bb2e46cbfb63fe97d56</meta:generator>
  </office:meta>
</office:document-meta>
</file>